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Subtitle" style:family="paragraph">
      <style:paragraph-properties fo:text-align="center"/>
    </style:style>
    <style:style style:name="T3" style:parent-style-name="DefaultParagraphFont" style:family="text">
      <style:text-properties style:text-position="super 63.6%"/>
    </style:style>
    <style:style style:name="P4" style:parent-style-name="ListParagraph" style:family="paragraph">
      <style:paragraph-properties fo:text-align="justify"/>
    </style:style>
    <style:style style:name="P5" style:parent-style-name="ListParagraph" style:family="paragraph">
      <style:paragraph-properties fo:text-align="justify"/>
    </style:style>
    <style:style style:name="P6" style:parent-style-name="ListParagraph" style:family="paragraph">
      <style:paragraph-properties fo:text-align="justify"/>
    </style:style>
    <style:style style:name="P7" style:parent-style-name="ListParagraph" style:family="paragraph">
      <style:paragraph-properties fo:text-align="justify"/>
    </style:style>
    <style:style style:name="P8" style:parent-style-name="ListParagraph" style:family="paragraph">
      <style:paragraph-properties fo:text-align="justify"/>
    </style:style>
    <style:style style:name="P9" style:parent-style-name="ListParagraph" style:family="paragraph">
      <style:paragraph-properties fo:text-align="justify"/>
    </style:style>
    <style:style style:name="P10" style:parent-style-name="ListParagraph" style:family="paragraph">
      <style:paragraph-properties fo:text-align="justify"/>
    </style:style>
    <style:style style:name="P11" style:parent-style-name="ListParagraph" style:family="paragraph">
      <style:paragraph-properties fo:text-align="justify"/>
    </style:style>
    <style:style style:name="P12" style:parent-style-name="ListParagraph" style:family="paragraph">
      <style:paragraph-properties fo:text-align="justify"/>
    </style:style>
    <style:style style:name="P13" style:parent-style-name="ListParagraph" style:family="paragraph">
      <style:paragraph-properties fo:text-align="justify"/>
    </style:style>
    <style:style style:name="P14" style:parent-style-name="ListParagraph" style:family="paragraph">
      <style:paragraph-properties fo:text-align="justify"/>
    </style:style>
    <style:style style:name="P15" style:parent-style-name="ListParagraph" style:family="paragraph">
      <style:paragraph-properties fo:text-align="justify"/>
    </style:style>
    <style:style style:name="P16" style:parent-style-name="ListParagraph" style:family="paragraph">
      <style:paragraph-properties fo:text-align="justify"/>
    </style:style>
    <style:style style:name="P17" style:parent-style-name="ListParagraph" style:family="paragraph">
      <style:paragraph-properties fo:text-align="justify"/>
    </style:style>
    <style:style style:name="P18" style:parent-style-name="ListParagraph" style:family="paragraph">
      <style:paragraph-properties fo:text-align="justify"/>
    </style:style>
    <style:style style:name="P19" style:parent-style-name="ListParagraph" style:family="paragraph">
      <style:paragraph-properties fo:text-align="justify"/>
    </style:style>
    <style:style style:name="P20" style:parent-style-name="ListParagraph" style:family="paragraph">
      <style:paragraph-properties fo:text-align="justify"/>
    </style:style>
    <style:style style:name="P21" style:parent-style-name="ListParagraph" style:family="paragraph">
      <style:paragraph-properties fo:text-align="justify"/>
    </style:style>
    <style:style style:name="P22" style:parent-style-name="ListParagraph" style:family="paragraph">
      <style:paragraph-properties fo:text-align="justify"/>
    </style:style>
    <style:style style:name="P23" style:parent-style-name="ListParagraph" style:family="paragraph">
      <style:paragraph-properties fo:text-align="justify"/>
    </style:style>
    <style:style style:name="P24" style:parent-style-name="ListParagraph" style:family="paragraph">
      <style:paragraph-properties fo:text-align="justify"/>
    </style:style>
    <style:style style:name="P25" style:parent-style-name="ListParagraph" style:family="paragraph">
      <style:paragraph-properties fo:text-align="justify"/>
    </style:style>
    <style:style style:name="P26" style:parent-style-name="ListParagraph" style:family="paragraph">
      <style:paragraph-properties fo:text-align="justify"/>
    </style:style>
    <style:style style:name="P27" style:parent-style-name="ListParagraph" style:family="paragraph">
      <style:paragraph-properties fo:text-align="justify"/>
    </style:style>
    <style:style style:name="P28" style:parent-style-name="ListParagraph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ListParagraph" style:family="paragraph">
      <style:paragraph-properties fo:text-align="justify"/>
    </style:style>
    <style:style style:name="P31" style:parent-style-name="ListParagraph" style:family="paragraph">
      <style:paragraph-properties fo:text-align="justify"/>
    </style:style>
    <style:style style:name="P32" style:parent-style-name="ListParagraph" style:family="paragraph">
      <style:paragraph-properties fo:text-align="justify"/>
    </style:style>
    <style:style style:name="P33" style:parent-style-name="ListParagraph" style:family="paragraph">
      <style:paragraph-properties fo:text-align="justify"/>
    </style:style>
    <style:style style:name="P34" style:parent-style-name="ListParagraph" style:family="paragraph">
      <style:paragraph-properties fo:text-align="justify"/>
    </style:style>
    <style:style style:name="P35" style:parent-style-name="ListParagraph" style:family="paragraph">
      <style:paragraph-properties fo:text-align="justify"/>
    </style:style>
    <style:style style:name="P36" style:parent-style-name="ListParagraph" style:family="paragraph">
      <style:paragraph-properties fo:text-align="justify"/>
    </style:style>
    <style:style style:name="P37" style:parent-style-name="ListParagraph" style:family="paragraph">
      <style:paragraph-properties fo:text-align="justify"/>
    </style:style>
    <style:style style:name="P38" style:parent-style-name="ListParagraph" style:family="paragraph">
      <style:paragraph-properties fo:text-align="justify"/>
    </style:style>
    <style:style style:name="P39" style:parent-style-name="ListParagraph" style:family="paragraph">
      <style:paragraph-properties fo:text-align="justify"/>
    </style:style>
    <style:style style:name="P40" style:parent-style-name="ListParagraph" style:family="paragraph">
      <style:paragraph-properties fo:text-align="justify"/>
    </style:style>
    <style:style style:name="P41" style:parent-style-name="ListParagraph" style:family="paragraph">
      <style:paragraph-properties fo:text-align="justify"/>
    </style:style>
    <style:style style:name="P42" style:parent-style-name="ListParagraph" style:family="paragraph">
      <style:paragraph-properties fo:text-align="justify"/>
    </style:style>
    <style:style style:name="P43" style:parent-style-name="Normal" style:family="paragraph">
      <style:paragraph-properties fo:text-align="justify"/>
    </style:style>
    <style:style style:name="P44" style:parent-style-name="ListParagraph" style:family="paragraph">
      <style:paragraph-properties fo:text-align="justify"/>
    </style:style>
    <style:style style:name="P45" style:parent-style-name="ListParagraph" style:family="paragraph">
      <style:paragraph-properties fo:text-align="justify"/>
    </style:style>
    <style:style style:name="P46" style:parent-style-name="ListParagraph" style:family="paragraph">
      <style:paragraph-properties fo:text-align="justify"/>
    </style:style>
    <style:style style:name="P47" style:parent-style-name="ListParagraph" style:family="paragraph">
      <style:paragraph-properties fo:text-align="justify"/>
    </style:style>
    <style:style style:name="P48" style:parent-style-name="ListParagraph" style:family="paragraph">
      <style:paragraph-properties fo:text-align="justify"/>
    </style:style>
    <style:style style:name="P49" style:parent-style-name="ListParagraph" style:family="paragraph">
      <style:paragraph-properties fo:text-align="justify"/>
    </style:style>
    <style:style style:name="P50" style:parent-style-name="ListParagraph" style:family="paragraph">
      <style:paragraph-properties fo:text-align="justify"/>
    </style:style>
    <style:style style:name="P51" style:parent-style-name="ListParagraph" style:family="paragraph">
      <style:paragraph-properties fo:text-align="justify"/>
    </style:style>
    <style:style style:name="P52" style:parent-style-name="ListParagraph" style:family="paragraph">
      <style:paragraph-properties fo:text-align="justify"/>
    </style:style>
    <style:style style:name="P53" style:parent-style-name="ListParagraph" style:family="paragraph">
      <style:paragraph-properties fo:text-align="justify"/>
    </style:style>
    <style:style style:name="P54" style:parent-style-name="ListParagraph" style:family="paragraph">
      <style:paragraph-properties fo:text-align="justify"/>
    </style:style>
    <style:style style:name="P55" style:parent-style-name="Normal" style:family="paragraph">
      <style:paragraph-properties fo:text-align="justify"/>
    </style:style>
    <style:style style:name="P56" style:parent-style-name="ListParagraph" style:family="paragraph"/>
    <style:style style:name="P57" style:parent-style-name="ListParagraph" style:family="paragraph">
      <style:paragraph-properties fo:text-align="justify"/>
    </style:style>
    <style:style style:name="P58" style:parent-style-name="ListParagraph" style:family="paragraph">
      <style:paragraph-properties fo:text-align="justify"/>
    </style:style>
    <style:style style:name="P59" style:parent-style-name="ListParagraph" style:family="paragraph">
      <style:paragraph-properties fo:text-align="justify"/>
    </style:style>
    <style:style style:name="P60" style:parent-style-name="ListParagraph" style:family="paragraph">
      <style:paragraph-properties fo:text-align="justify"/>
    </style:style>
    <style:style style:name="P61" style:parent-style-name="ListParagraph" style:family="paragraph">
      <style:paragraph-properties fo:text-align="justify"/>
    </style:style>
    <style:style style:name="P62" style:parent-style-name="ListParagraph" style:family="paragraph">
      <style:paragraph-properties fo:text-align="justify"/>
    </style:style>
    <style:style style:name="P63" style:parent-style-name="ListParagraph" style:family="paragraph">
      <style:paragraph-properties fo:text-align="justify"/>
    </style:style>
    <style:style style:name="P64" style:parent-style-name="Normal" style:family="paragraph">
      <style:paragraph-properties fo:text-align="justify"/>
    </style:style>
    <style:style style:name="P65" style:parent-style-name="Normal" style:family="paragraph">
      <style:paragraph-properties fo:text-align="justify"/>
    </style:style>
    <style:style style:name="P66" style:parent-style-name="Normal" style:family="paragraph">
      <style:paragraph-properties fo:text-align="justify"/>
    </style:style>
    <style:style style:name="P67" style:parent-style-name="Normal" style:family="paragraph">
      <style:paragraph-properties fo:text-align="justify"/>
    </style:style>
    <style:style style:name="P68" style:parent-style-name="ListParagraph" style:family="paragraph">
      <style:paragraph-properties fo:text-align="justify"/>
    </style:style>
    <style:style style:name="P69" style:parent-style-name="ListParagraph" style:family="paragraph">
      <style:paragraph-properties fo:text-align="justify"/>
    </style:style>
    <style:style style:name="P70" style:parent-style-name="ListParagraph" style:family="paragraph">
      <style:paragraph-properties fo:text-align="justify"/>
    </style:style>
    <style:style style:name="P71" style:parent-style-name="ListParagraph" style:family="paragraph">
      <style:paragraph-properties fo:text-align="justify"/>
    </style:style>
    <style:style style:name="P72" style:parent-style-name="ListParagraph" style:family="paragraph">
      <style:paragraph-properties fo:text-align="justify"/>
    </style:style>
    <style:style style:name="P73" style:parent-style-name="ListParagraph" style:family="paragraph">
      <style:paragraph-properties fo:text-align="justify"/>
    </style:style>
    <style:style style:name="P74" style:parent-style-name="ListParagraph" style:family="paragraph">
      <style:paragraph-properties fo:text-align="justify"/>
    </style:style>
    <style:style style:name="P75" style:parent-style-name="ListParagraph" style:family="paragraph">
      <style:paragraph-properties fo:text-align="justify"/>
    </style:style>
    <style:style style:name="P76" style:parent-style-name="Normal" style:family="paragraph">
      <style:paragraph-properties fo:text-align="justify"/>
    </style:style>
    <style:style style:name="P77" style:parent-style-name="ListParagraph" style:family="paragraph">
      <style:paragraph-properties fo:text-align="justify"/>
    </style:style>
    <style:style style:name="P78" style:parent-style-name="ListParagraph" style:family="paragraph">
      <style:paragraph-properties fo:text-align="justify"/>
    </style:style>
    <style:style style:name="P79" style:parent-style-name="ListParagraph" style:family="paragraph">
      <style:paragraph-properties fo:text-align="justify"/>
    </style:style>
    <style:style style:name="P80" style:parent-style-name="ListParagraph" style:family="paragraph">
      <style:paragraph-properties fo:text-align="justify"/>
    </style:style>
    <style:style style:name="P81" style:parent-style-name="ListParagraph" style:family="paragraph">
      <style:paragraph-properties fo:text-align="justify"/>
    </style:style>
    <style:style style:name="P82" style:parent-style-name="ListParagraph" style:family="paragraph">
      <style:paragraph-properties fo:text-align="justify"/>
    </style:style>
    <style:style style:name="P83" style:parent-style-name="ListParagraph" style:family="paragraph">
      <style:paragraph-properties fo:text-align="justify"/>
    </style:style>
    <style:style style:name="P84" style:parent-style-name="ListParagraph" style:family="paragraph">
      <style:paragraph-properties fo:text-align="justify"/>
    </style:style>
    <style:style style:name="P85" style:parent-style-name="ListParagraph" style:family="paragraph">
      <style:paragraph-properties fo:text-align="justify"/>
    </style:style>
    <style:style style:name="P86" style:parent-style-name="ListParagraph" style:family="paragraph">
      <style:paragraph-properties fo:text-align="justify"/>
    </style:style>
    <style:style style:name="P87" style:parent-style-name="ListParagraph" style:family="paragraph">
      <style:paragraph-properties fo:text-align="justify"/>
    </style:style>
    <style:style style:name="P88" style:parent-style-name="Normal" style:family="paragraph">
      <style:paragraph-properties fo:text-align="justify"/>
    </style:style>
    <style:style style:name="P89" style:parent-style-name="ListParagraph" style:family="paragraph">
      <style:paragraph-properties fo:text-align="justify"/>
    </style:style>
    <style:style style:name="P90" style:parent-style-name="ListParagraph" style:family="paragraph">
      <style:paragraph-properties fo:text-align="justify"/>
    </style:style>
    <style:style style:name="P91" style:parent-style-name="ListParagraph" style:family="paragraph">
      <style:paragraph-properties fo:text-align="justify"/>
    </style:style>
    <style:style style:name="P92" style:parent-style-name="ListParagraph" style:family="paragraph">
      <style:paragraph-properties fo:text-align="justify"/>
    </style:style>
    <style:style style:name="P93" style:parent-style-name="ListParagraph" style:family="paragraph">
      <style:paragraph-properties fo:text-align="justify"/>
    </style:style>
    <style:style style:name="P94" style:parent-style-name="ListParagraph" style:family="paragraph">
      <style:paragraph-properties fo:text-align="justify"/>
    </style:style>
    <style:style style:name="P95" style:parent-style-name="Normal" style:family="paragraph">
      <style:paragraph-properties fo:text-align="justify"/>
    </style:style>
    <style:style style:name="P96" style:parent-style-name="ListParagraph" style:family="paragraph">
      <style:paragraph-properties fo:text-align="justify"/>
    </style:style>
    <style:style style:name="T97" style:parent-style-name="DefaultParagraphFont" style:family="text">
      <style:text-properties style:text-position="super 63.6%"/>
    </style:style>
    <style:style style:name="P98" style:parent-style-name="ListParagraph" style:family="paragraph">
      <style:paragraph-properties fo:text-align="justify"/>
    </style:style>
    <style:style style:name="P99" style:parent-style-name="ListParagraph" style:family="paragraph">
      <style:paragraph-properties fo:text-align="justify"/>
    </style:style>
    <style:style style:name="P100" style:parent-style-name="ListParagraph" style:family="paragraph">
      <style:paragraph-properties fo:text-align="justify"/>
    </style:style>
    <style:style style:name="P101" style:parent-style-name="ListParagraph" style:family="paragraph">
      <style:paragraph-properties fo:text-align="justify"/>
    </style:style>
    <style:style style:name="P102" style:parent-style-name="ListParagraph" style:family="paragraph">
      <style:paragraph-properties fo:text-align="justify"/>
    </style:style>
    <style:style style:name="P103" style:parent-style-name="ListParagraph" style:family="paragraph">
      <style:paragraph-properties fo:text-align="justify"/>
    </style:style>
    <style:style style:name="P104" style:parent-style-name="ListParagraph" style:family="paragraph">
      <style:paragraph-properties fo:text-align="justify"/>
    </style:style>
    <style:style style:name="P105" style:parent-style-name="ListParagraph" style:family="paragraph">
      <style:paragraph-properties fo:text-align="justify"/>
    </style:style>
    <style:style style:name="P106" style:parent-style-name="Normal" style:family="paragraph">
      <style:paragraph-properties fo:text-align="justify"/>
    </style:style>
    <style:style style:name="P107" style:parent-style-name="ListParagraph" style:family="paragraph">
      <style:paragraph-properties fo:text-align="justify"/>
    </style:style>
    <style:style style:name="P108" style:parent-style-name="ListParagraph" style:family="paragraph">
      <style:paragraph-properties fo:text-align="justify"/>
    </style:style>
    <style:style style:name="P109" style:parent-style-name="ListParagraph" style:family="paragraph">
      <style:paragraph-properties fo:text-align="justify"/>
    </style:style>
    <style:style style:name="P110" style:parent-style-name="Normal" style:family="paragraph">
      <style:paragraph-properties fo:text-align="justify"/>
    </style:style>
    <style:style style:name="P111" style:parent-style-name="ListParagraph" style:family="paragraph">
      <style:paragraph-properties fo:text-align="justify"/>
    </style:style>
    <style:style style:name="P112" style:parent-style-name="ListParagraph" style:family="paragraph">
      <style:paragraph-properties fo:text-align="justify"/>
    </style:style>
    <style:style style:name="P113" style:parent-style-name="ListParagraph" style:family="paragraph">
      <style:paragraph-properties fo:text-align="justify"/>
    </style:style>
  </office:automatic-styles>
  <office:body>
    <office:text text:use-soft-page-breaks="true">
      <text:p text:style-name="P1">Position Descriptions</text:p>
      <text:p text:style-name="P2">1<text:span text:style-name="T3">st</text:span><text:s/>Epping Rover Crew</text:p>
      <text:h text:style-name="Heading1" text:outline-level="1">Crew Leader</text:h>
      <text:list text:style-name="LFO2" text:continue-numbering="true">
        <text:list-item>
          <text:p text:style-name="P4">Hold all required qualifications and complete necessary training<text:s/></text:p>
          <text:list text:continue-numbering="true">
            <text:list-item>
              <text:p text:style-name="P5">BST course</text:p>
            </text:list-item>
            <text:list-item>
              <text:p text:style-name="P6">In-Service</text:p>
            </text:list-item>
            <text:list-item>
              <text:p text:style-name="P7">Bushwalking Level 1 (course or RPL)</text:p>
            </text:list-item>
          </text:list>
        </text:list-item>
        <text:list-item>
          <text:p text:style-name="P8">Manage crew membership<text:s/></text:p>
          <text:list text:continue-numbering="true">
            <text:list-item>
              <text:p text:style-name="P9">register new members, resign members</text:p>
            </text:list-item>
            <text:list-item>
              <text:p text:style-name="P10">keep contact and personal details up to date<text:s/>(ScoutLink)</text:p>
            </text:list-item>
            <text:list-item>
              <text:p text:style-name="P11">amend and return quarterly Census (ScoutLink)</text:p>
            </text:list-item>
          </text:list>
        </text:list-item>
        <text:list-item>
          <text:p text:style-name="P12">Ensure all members comply with relevant Scout policies and requirements – e.g. Scoutsafe training, PED clearance, Drug and Alcohol policy, Social Media policy, etc</text:p>
        </text:list-item>
        <text:list-item>
          <text:p text:style-name="P13">Distribute information from the State and Region to the Crew<text:s/></text:p>
        </text:list-item>
        <text:list-item>
          <text:p text:style-name="P14">Ensure paperwork is completed correctly,<text:s/>appropriately,<text:s/>and lodged for all activities as required<text:s/></text:p>
        </text:list-item>
        <text:list-item>
          <text:p text:style-name="P15">Chair Business Meetings</text:p>
        </text:list-item>
        <text:list-item>
          <text:p text:style-name="P16">Organise and chair Knights Meetings</text:p>
        </text:list-item>
        <text:list-item>
          <text:p text:style-name="P17">Conduct all formal ceremonies<text:s/></text:p>
          <text:list text:continue-numbering="true">
            <text:list-item>
              <text:p text:style-name="P18">Squirings</text:p>
            </text:list-item>
            <text:list-item>
              <text:p text:style-name="P19">Knightings</text:p>
            </text:list-item>
            <text:list-item>
              <text:p text:style-name="P20">Bootings</text:p>
            </text:list-item>
            <text:list-item>
              <text:p text:style-name="P21">Award presentations</text:p>
            </text:list-item>
          </text:list>
        </text:list-item>
        <text:list-item>
          <text:p text:style-name="P22">Ensure<text:s/>the Crew is represented at RRC,<text:s/>Group Council<text:s/>and Group Committee<text:s/>meetings – attend in person where possible</text:p>
        </text:list-item>
        <text:list-item>
          <text:p text:style-name="P23">Keep abreast of all Crew matters and ensure all position holders are fulfilling their roles<text:s/>–<text:s/>step in where necessary (if in the best interests of the Crew to do so)</text:p>
        </text:list-item>
        <text:list-item>
          <text:p text:style-name="P24">Teach the ACL, by example, how to run the Crew whilst still maintaining the wellbeing of the individual and functioning in the best interests of the Crew as a whole</text:p>
        </text:list-item>
        <text:list-item>
          <text:p text:style-name="P25">Keep a record of qualifications held by Crew members (Scoutlink)</text:p>
        </text:list-item>
        <text:list-item>
          <text:p text:style-name="P26">Manage the Crew by setting standards for office bearers and committees, and ensuring that their tasks are completed correctly</text:p>
        </text:list-item>
        <text:list-item>
          <text:p text:style-name="P27">Demonstrate an interest in each Member of the Crew</text:p>
        </text:list-item>
        <text:list-item>
          <text:p text:style-name="P28">Ensure there is harmony amongst the Crew and try to reconcile any problems</text:p>
        </text:list-item>
      </text:list>
      <text:p text:style-name="P29"/>
      <text:h text:style-name="Heading1" text:outline-level="1">Assistant Crew Leader<text:s/></text:h>
      <text:list text:style-name="LFO2" text:continue-numbering="true">
        <text:list-item>
          <text:p text:style-name="P30">Assist the Crew Leader where necessary and/or requested<text:s/>both in decisions and issues of crew management<text:s/></text:p>
        </text:list-item>
        <text:list-item>
          <text:p text:style-name="P31">Fill the role of Crew Leader in their absence</text:p>
          <text:list text:continue-numbering="true">
            <text:list-item>
              <text:p text:style-name="P32">E.g. chair meetings, keep paperwork up to date, etc</text:p>
            </text:list-item>
          </text:list>
        </text:list-item>
        <text:list-item>
          <text:p text:style-name="P33">Learn from the Crew Leader</text:p>
        </text:list-item>
        <text:list-item>
          <text:p text:style-name="P34">Keep a log of all hall/den key holders</text:p>
        </text:list-item>
      </text:list>
      <text:soft-page-break/>
      <text:h text:style-name="Heading1" text:outline-level="1">Secretary</text:h>
      <text:list text:style-name="LFO1" text:continue-numbering="true">
        <text:list-item>
          <text:p text:style-name="P35">Check PO Box<text:s/>(at least monthly) – PO Box 69, Epping NSW</text:p>
        </text:list-item>
        <text:list-item>
          <text:p text:style-name="P36">Organise Business Meetings<text:s/></text:p>
          <text:list text:continue-numbering="true">
            <text:list-item>
              <text:p text:style-name="P37">take and circulate minutes</text:p>
            </text:list-item>
            <text:list-item>
              <text:p text:style-name="P38">put together agenda</text:p>
            </text:list-item>
            <text:list-item>
              <text:p text:style-name="P39">collate exec reports</text:p>
            </text:list-item>
            <text:list-item>
              <text:p text:style-name="P40">develop a “punch list” arising from each BM<text:s/>– will form “Matters Arising from<text:s/>Previous Minutes” agenda item of BM</text:p>
            </text:list-item>
          </text:list>
        </text:list-item>
        <text:list-item>
          <text:p text:style-name="P41">Send official correspondence – e.g. invitations, fundraising support letters</text:p>
        </text:list-item>
        <text:list-item>
          <text:p text:style-name="P42">Maintain crew contact list</text:p>
        </text:list-item>
      </text:list>
      <text:p text:style-name="P43"/>
      <text:h text:style-name="Heading1" text:outline-level="1">Treasurer</text:h>
      <text:list text:style-name="LFO4" text:continue-numbering="true">
        <text:list-item>
          <text:p text:style-name="P44">Organise Crew Fees</text:p>
          <text:list text:continue-numbering="true">
            <text:list-item>
              <text:p text:style-name="P45">Send initial notification email with bank details</text:p>
            </text:list-item>
            <text:list-item>
              <text:p text:style-name="P46">Organise and record details of payment plans where applicable</text:p>
            </text:list-item>
            <text:list-item>
              <text:p text:style-name="P47">Follow up on outstanding payments</text:p>
            </text:list-item>
          </text:list>
        </text:list-item>
        <text:list-item>
          <text:p text:style-name="P48">Write cheques for payment and reimbursement and keep a record<text:s/>(collect all receipts for money spent by the Crew or requiring reimbursement)</text:p>
        </text:list-item>
        <text:list-item>
          <text:p text:style-name="P49">Pay Branch fees each quarter in time to receive rebate</text:p>
        </text:list-item>
        <text:list-item>
          <text:p text:style-name="P50">Deposit cash<text:s/>and keep a record</text:p>
        </text:list-item>
        <text:list-item>
          <text:p text:style-name="P51">Fill in the treasurer’s cashbook</text:p>
        </text:list-item>
        <text:list-item>
          <text:p text:style-name="P52">Regularly check the Crew account</text:p>
        </text:list-item>
        <text:list-item>
          <text:p text:style-name="P53">Organise the end of year audit</text:p>
        </text:list-item>
        <text:list-item>
          <text:p text:style-name="P54">Attend the Region Treasurer’s Course</text:p>
        </text:list-item>
      </text:list>
      <text:p text:style-name="P55"/>
      <text:h text:style-name="Heading1" text:outline-level="1">Assistant Treasurer</text:h>
      <text:list text:style-name="LFO5" text:continue-numbering="true">
        <text:list-item>
          <text:p text:style-name="P56">Co-sign cheques</text:p>
        </text:list-item>
      </text:list>
      <text:list text:style-name="LFO4" text:continue-numbering="true">
        <text:list-item>
          <text:p text:style-name="P57">Coordinate and update the Google sheet for catering payments</text:p>
          <text:list text:continue-numbering="true">
            <text:list-item>
              <text:p text:style-name="P58">Still the caterer’s responsibility to determine and chase payments</text:p>
            </text:list-item>
          </text:list>
        </text:list-item>
        <text:list-item>
          <text:p text:style-name="P59">Coordinate fundraising activities finances</text:p>
          <text:list text:continue-numbering="true">
            <text:list-item>
              <text:p text:style-name="P60">E.g. Bunnings BBQs, CRAP, Constitution Hill</text:p>
            </text:list-item>
          </text:list>
        </text:list-item>
        <text:list-item>
          <text:p text:style-name="P61">Receipt any money deposited into the Crew account<text:s/></text:p>
        </text:list-item>
        <text:list-item>
          <text:p text:style-name="P62">Regularly check the Crew account</text:p>
        </text:list-item>
        <text:list-item>
          <text:p text:style-name="P63">Attend the Region Treasurer’s Course</text:p>
        </text:list-item>
      </text:list>
      <text:p text:style-name="P64">Note: this may be encompassed under the ACL role depending on the level of interest in this role as a standalone thing</text:p>
      <text:p text:style-name="P65"/>
      <text:p text:style-name="P66"/>
      <text:p text:style-name="P67"/>
      <text:soft-page-break/>
      <text:h text:style-name="Heading1" text:outline-level="1">Squire Master</text:h>
      <text:list text:style-name="LFO3" text:continue-numbering="true">
        <text:list-item>
          <text:p text:style-name="P68">Oversee squire/sponsor relationships</text:p>
        </text:list-item>
        <text:list-item>
          <text:p text:style-name="P69">Manage Sponsors to ensure appropriate level of Squire contact/correspondence is maintained</text:p>
        </text:list-item>
        <text:list-item>
          <text:p text:style-name="P70">Liaise with Sponsors to keep Squire training records up to date</text:p>
        </text:list-item>
        <text:list-item>
          <text:p text:style-name="P71">Organise and coordinate Squire training applications<text:s/>– e-learning and BST applications</text:p>
        </text:list-item>
        <text:list-item>
          <text:p text:style-name="P72">Advertise Region Squire training opportunities – Rover Intro nights, e-learning, BST courses as appropriate</text:p>
        </text:list-item>
        <text:list-item>
          <text:p text:style-name="P73">Organise Squire nights</text:p>
        </text:list-item>
        <text:list-item>
          <text:p text:style-name="P74">Keep<text:s/>Squire Training Manual and<text:s/>online and den Squire boards up to date</text:p>
        </text:list-item>
        <text:list-item>
          <text:p text:style-name="P75">Ensure spare copies of the Squire Training Manual are available<text:s/></text:p>
        </text:list-item>
      </text:list>
      <text:p text:style-name="P76"/>
      <text:h text:style-name="Heading1" text:outline-level="1">ODSAM (Out Door<text:s/>and Service Activities Master)</text:h>
      <text:list text:style-name="LFO3" text:continue-numbering="true">
        <text:list-item>
          <text:p text:style-name="P77">Organise and coordinate the Crew program<text:s/></text:p>
          <text:list text:continue-numbering="true">
            <text:list-item>
              <text:p text:style-name="P78">ensure weekly and weekend activities are organised and offer help when/where needed<text:s/>or requested</text:p>
            </text:list-item>
            <text:list-item>
              <text:p text:style-name="P79">remind organisers 2 weeks prior to their activity</text:p>
            </text:list-item>
            <text:list-item>
              <text:p text:style-name="P80">ensure a good mix of Social, Physical, Intellectual, Emotional, Spiritual and Service</text:p>
            </text:list-item>
            <text:list-item>
              <text:p text:style-name="P81">ensure at least 1 Venturer night and 1 Squire night per program</text:p>
            </text:list-item>
            <text:list-item>
              <text:p text:style-name="P82">be mindful of program structure (spread out paid activities and out of hall nights)</text:p>
            </text:list-item>
          </text:list>
        </text:list-item>
        <text:list-item>
          <text:p text:style-name="P83">Facilitate the achievement of the Service goal (i.e. at least 6 hours every 6 months)</text:p>
        </text:list-item>
        <text:list-item>
          <text:p text:style-name="P84">Organise annual Christmas Camp (or delegate if necessary)</text:p>
        </text:list-item>
        <text:list-item>
          <text:p text:style-name="P85">Advertise and organise attendance at Region and State events<text:s/></text:p>
          <text:list text:continue-numbering="true">
            <text:list-item>
              <text:p text:style-name="P86">E.g. Summer Moot, Branch Moot, Roventure (work with VLO), Dragonskin</text:p>
            </text:list-item>
            <text:list-item>
              <text:p text:style-name="P87">This can be handled by other Crew members but ODSAM is responsible for ensuring these events are on the calendar and that the crew is organised to attend<text:s/></text:p>
            </text:list-item>
          </text:list>
        </text:list-item>
      </text:list>
      <text:p text:style-name="P88"/>
      <text:h text:style-name="Heading1" text:outline-level="1">Den Master</text:h>
      <text:list text:style-name="LFO3" text:continue-numbering="true">
        <text:list-item>
          <text:p text:style-name="P89">Coordinate den maintenance</text:p>
        </text:list-item>
        <text:list-item>
          <text:p text:style-name="P90">Coordinate<text:s/>regular cleaning<text:s/>of the den by all members of the Crew</text:p>
        </text:list-item>
        <text:list-item>
          <text:p text:style-name="P91">To maintain the Crew’s equipment</text:p>
        </text:list-item>
        <text:list-item>
          <text:p text:style-name="P92">Keep an inventory of all equipment and a log recording the issue and return of equipment</text:p>
        </text:list-item>
        <text:list-item>
          <text:p text:style-name="P93">Recommend and investigate the purchase of any additional equipment that the Crew may need</text:p>
        </text:list-item>
        <text:list-item>
          <text:p text:style-name="P94">Ensure the fridge is fully stocked each week with beer and soft drink</text:p>
        </text:list-item>
      </text:list>
      <text:p text:style-name="P95"/>
      <text:h text:style-name="Heading1" text:outline-level="1">Venturer Liaison Officer</text:h>
      <text:list text:style-name="LFO3" text:continue-numbering="true">
        <text:list-item>
          <text:p text:style-name="P96">Coordinate<text:s/>liaison with feeder Venturer Units (1<text:span text:style-name="T97">st</text:span><text:s/>Epping, Becroft/Cheltenham, Meadowbank and Moocaboolah)</text:p>
          <text:list text:continue-numbering="true">
            <text:list-item>
              <text:p text:style-name="P98">E.g. Unit visits</text:p>
            </text:list-item>
            <text:list-item>
              <text:p text:style-name="P99">Advertising activities through Unit Facebook pages</text:p>
            </text:list-item>
            <text:list-item>
              <text:p text:style-name="P100">Unit programming</text:p>
            </text:list-item>
          </text:list>
        </text:list-item>
        <text:list-item>
          <text:p text:style-name="P101">Know which Venturers are approaching the age of 18, invite them to meetings, and encourage their participation</text:p>
        </text:list-item>
        <text:list-item>
          <text:p text:style-name="P102">Coordinate the organisation and promotion of Rover-Venturer camps and activities including:</text:p>
          <text:list text:continue-numbering="true">
            <text:list-item>
              <text:p text:style-name="P103">RAVEs (aim for at least 1 per program)</text:p>
            </text:list-item>
            <text:list-item>
              <text:p text:style-name="P104">Rover-Venturer camps (2 per year)</text:p>
            </text:list-item>
            <text:list-item>
              <text:p text:style-name="P105">Roventure</text:p>
            </text:list-item>
          </text:list>
        </text:list-item>
      </text:list>
      <text:p text:style-name="P106"/>
      <text:h text:style-name="Heading1" text:outline-level="1">PR Officer<text:s/></text:h>
      <text:list text:style-name="LFO3" text:continue-numbering="true">
        <text:list-item>
          <text:p text:style-name="P107">Advertise the Crew and the Crew’s activities to<text:s/>the Scouting<text:s/>and wider communities<text:s/>– e.g. through Facebook, State and Region Rover and Scout newsletters, local newspapers</text:p>
        </text:list-item>
        <text:list-item>
          <text:p text:style-name="P108">Update the Crew Facebook page and website (help available with website updates<text:s/>if required)</text:p>
        </text:list-item>
        <text:list-item>
          <text:p text:style-name="P109">Ensure photos are taken at large and/or important events for promotion</text:p>
        </text:list-item>
      </text:list>
      <text:p text:style-name="P110"/>
      <text:h text:style-name="Heading1" text:outline-level="1">RRC Delegates<text:s/>(4)</text:h>
      <text:list text:style-name="LFO3" text:continue-numbering="true">
        <text:list-item>
          <text:p text:style-name="P111">Attend RRC meetings – minimum attendance is 2 delegates per meeting</text:p>
        </text:list-item>
        <text:list-item>
          <text:p text:style-name="P112">Report back to the Crew at each Business Meeting<text:s/>all relevant items discussed</text:p>
        </text:list-item>
        <text:list-item>
          <text:p text:style-name="P113">Vote on any motions floored at RRC meetings on behalf and in the best interests of the Crew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pple-converted-space" style:display-name="apple-converted-space" style:family="text" style:parent-style-name="DefaultParagraphFon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acquelyn Osborne</meta:initial-creator>
    <dc:creator>Tymon</dc:creator>
    <meta:creation-date>2015-03-21T08:45:00Z</meta:creation-date>
    <dc:date>2015-03-21T08:45:00Z</dc:date>
    <meta:template xlink:href="Normal.dotm" xlink:type="simple"/>
    <meta:editing-cycles>2</meta:editing-cycles>
    <meta:editing-duration>PT0S</meta:editing-duration>
    <meta:document-statistic meta:page-count="4" meta:paragraph-count="12" meta:word-count="930" meta:character-count="6223" meta:row-count="44" meta:non-whitespace-character-count="5305"/>
  </office:meta>
</office:document-meta>
</file>